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1.976cm"/>
      <style:paragraph-properties style:writing-mode="lr-tb"/>
    </style:style>
    <style:style style:name="gr2" style:family="graphic" style:parent-style-name="objectwithoutfill">
      <style:graphic-properties draw:marker-end="Linienspitzen_20_2" draw:marker-end-width="0.3cm" draw:fill="none" draw:textarea-vertical-align="middle"/>
    </style:style>
    <style:style style:name="gr3" style:family="graphic" style:parent-style-name="objectwithoutfill">
      <style:graphic-properties draw:marker-end="Linienspitzen_20_3" draw:marker-end-width="0.3cm" draw:fill="none" draw:textarea-vertical-align="middle"/>
    </style:style>
    <style:style style:name="gr4" style:family="graphic" style:parent-style-name="objectwithoutfill">
      <style:graphic-properties draw:marker-end="Linienspitzen_20_4" draw:marker-end-width="0.3cm" draw:fill="none" draw:textarea-vertical-align="middle"/>
    </style:style>
    <style:style style:name="gr5" style:family="graphic" style:parent-style-name="objectwithoutfill">
      <style:graphic-properties draw:marker-end="Linienspitzen_20_5" draw:marker-end-width="0.3cm" draw:fill="none" draw:textarea-vertical-align="middle"/>
    </style:style>
    <style:style style:name="gr6" style:family="graphic" style:parent-style-name="objectwithoutfill">
      <style:graphic-properties draw:marker-end="Linienspitzen_20_6" draw:marker-end-width="0.3cm" draw:fill="none" draw:textarea-vertical-align="middle"/>
    </style:style>
    <style:style style:name="gr7" style:family="graphic" style:parent-style-name="objectwithoutfill">
      <style:graphic-properties draw:marker-end="Linienspitzen_20_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3cm" svg:x="4cm" svg:y="11cm">
          <text:p text:style-name="P1">Spiel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13cm" svg:y="11cm">
          <text:p text:style-name="P1">Spiel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1cm" svg:y="18.25cm">
          <text:p text:style-name="P1">Spiel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6.75cm" svg:y="18.25cm">
          <text:p text:style-name="P1">Spiel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10.5cm" svg:y="18.25cm">
          <text:p text:style-name="P1">Spiel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16.5cm" svg:y="18.25cm">
          <text:p text:style-name="P1">Spiel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cm" svg:x="8.5cm" svg:y="5cm">
          <text:p text:style-name="P1">Spiel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4cm" svg:x2="2.75cm" svg:y2="18.25cm">
          <text:p/>
        </draw:line>
        <draw:line draw:style-name="gr3" draw:text-style-name="P2" draw:layer="layout" svg:x1="5.75cm" svg:y1="14cm" svg:x2="8.5cm" svg:y2="18.25cm">
          <text:p/>
        </draw:line>
        <draw:line draw:style-name="gr4" draw:text-style-name="P2" draw:layer="layout" svg:x1="10.25cm" svg:y1="8cm" svg:x2="14.75cm" svg:y2="11cm">
          <text:p/>
        </draw:line>
        <draw:line draw:style-name="gr5" draw:text-style-name="P2" draw:layer="layout" svg:x1="10.25cm" svg:y1="8cm" svg:x2="5.75cm" svg:y2="11cm">
          <text:p/>
        </draw:line>
        <draw:line draw:style-name="gr6" draw:text-style-name="P2" draw:layer="layout" svg:x1="14.75cm" svg:y1="14cm" svg:x2="12.25cm" svg:y2="18.25cm">
          <text:p/>
        </draw:line>
        <draw:line draw:style-name="gr7" draw:text-style-name="P2" draw:layer="layout" svg:x1="14.75cm" svg:y1="14cm" svg:x2="18.25cm" svg:y2="18.25cm">
          <text:p/>
        </draw:line>
        <draw:custom-shape draw:style-name="gr1" draw:text-style-name="P1" draw:layer="layout" svg:width="3.5cm" svg:height="3cm" svg:x="4.001cm" svg:y="11.001cm">
          <text:p text:style-name="P1">Spiel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929cm" svg:height="0.962cm" svg:x="2cm" svg:y="15.538cm">
          <draw:text-box>
            <text:p>+100</text:p>
          </draw:text-box>
        </draw:frame>
        <draw:frame draw:style-name="gr9" draw:text-style-name="P3" draw:layer="layout" svg:width="1.416cm" svg:height="1.462cm" svg:x="6.25cm" svg:y="8.75cm">
          <draw:text-box>
            <text:p>-50</text:p>
          </draw:text-box>
        </draw:frame>
        <draw:frame draw:style-name="gr10" draw:text-style-name="P3" draw:layer="layout" svg:width="1.577cm" svg:height="0.962cm" svg:x="7.423cm" svg:y="15.5cm">
          <draw:text-box>
            <text:p>+50</text:p>
          </draw:text-box>
        </draw:frame>
        <draw:frame draw:style-name="gr10" draw:text-style-name="P3" draw:layer="layout" svg:width="4.13cm" svg:height="0.962cm" svg:x="12.12cm" svg:y="6.038cm">
          <draw:text-box>
            <text:p>50 Maximum</text:p>
          </draw:text-box>
        </draw:frame>
        <draw:frame draw:style-name="gr11" draw:text-style-name="P3" draw:layer="layout" svg:width="0.853cm" svg:height="1.212cm" svg:x="17cm" svg:y="15.5cm">
          <draw:text-box>
            <text:p>0</text:p>
          </draw:text-box>
        </draw:frame>
        <draw:frame draw:style-name="gr8" draw:text-style-name="P3" draw:layer="layout" svg:width="1.577cm" svg:height="0.962cm" svg:x="11.5cm" svg:y="15.538cm">
          <draw:text-box>
            <text:p>+30</text:p>
          </draw:text-box>
        </draw:frame>
        <draw:frame draw:style-name="gr10" draw:text-style-name="P3" draw:layer="layout" svg:width="1.594cm" svg:height="0.962cm" svg:x="12.75cm" svg:y="8.75cm">
          <draw:text-box>
            <text:p>- 2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3:22:21.084000000</meta:creation-date>
    <dc:date>2021-01-09T13:39:11.873000000</dc:date>
    <meta:editing-duration>PT6M40S</meta:editing-duration>
    <meta:editing-cycles>2</meta:editing-cycles>
    <meta:generator>LibreOffice/7.0.3.1$Windows_X86_64 LibreOffice_project/d7547858d014d4cf69878db179d326fc3483e082</meta:generator>
    <meta:document-statistic meta:object-count="21"/>
  </office:meta>
</office:document-meta>
</file>